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6400002923F5DE508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alibri" fo:font-size="11pt" fo:font-weight="bold" style:font-size-asian="11pt" style:font-weight-asian="bold" style:font-size-complex="11pt" style:font-weight-complex="bold"/>
    </style:style>
    <style:style style:name="P2" style:family="paragraph" style:parent-style-name="Standard">
      <style:text-properties style:font-name="Calibri" fo:font-size="11pt" style:font-size-asian="11pt" style:font-size-complex="11pt"/>
    </style:style>
    <style:style style:name="P3" style:family="paragraph" style:parent-style-name="Standard">
      <style:paragraph-properties fo:text-align="center" style:justify-single-word="false"/>
      <style:text-properties style:font-name="Calibri" fo:font-size="11pt" style:font-size-asian="11pt" style:font-size-complex="11pt"/>
    </style:style>
    <style:style style:name="P4" style:family="paragraph" style:parent-style-name="Standard">
      <style:text-properties style:font-name="Calibri"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7" style:family="paragraph" style:parent-style-name="Standard">
      <style:text-properties style:font-name="Calibri" fo:font-size="11pt" fo:font-weight="bold" style:font-size-asian="11pt" style:font-weight-asian="bold" style:font-size-complex="11pt" style:font-weight-complex="bold"/>
    </style:style>
    <style:style style:name="P8" style:family="paragraph" style:parent-style-name="Standard" style:list-style-name="L1">
      <style:text-properties style:font-name="Calibri" fo:font-size="11pt" fo:font-weight="bold" style:font-size-asian="11pt" style:font-weight-asian="bold" style:font-size-complex="11pt" style:font-weight-complex="bold"/>
    </style:style>
    <style:style style:name="P9" style:family="paragraph" style:parent-style-name="Standard" style:list-style-name="L2">
      <style:text-properties style:font-name="Calibri" fo:font-size="11pt" fo:font-weight="bold" style:font-size-asian="11pt" style:font-weight-asian="bold" style:font-size-complex="11pt" style:font-weight-complex="bold"/>
    </style:style>
    <style:style style:name="P10" style:family="paragraph" style:parent-style-name="Standard" style:list-style-name="L3">
      <style:text-properties style:font-name="Calibri"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12" style:family="paragraph" style:parent-style-name="Standard" style:list-style-name="L4">
      <style:text-properties style:font-name="Calibri" fo:font-size="11pt" fo:font-weight="bold" style:font-size-asian="11pt" style:font-weight-asian="bold" style:font-size-complex="11pt" style:font-weight-complex="bold"/>
    </style:style>
    <style:style style:name="P13" style:family="paragraph" style:parent-style-name="Standard" style:list-style-name="L5">
      <style:text-properties style:font-name="Calibri" fo:font-size="11pt" fo:font-weight="bold" style:font-size-asian="11pt" style:font-weight-asian="bold" style:font-size-complex="11pt" style:font-weight-complex="bold"/>
    </style:style>
    <style:style style:name="P14" style:family="paragraph" style:parent-style-name="Standard">
      <style:text-properties style:font-name="Calibri" fo:font-size="11pt" fo:font-weight="normal" style:font-size-asian="11pt" style:font-weight-asian="normal" style:font-size-complex="11pt" style:font-weight-complex="normal"/>
    </style:style>
    <style:style style:name="P15" style:family="paragraph" style:parent-style-name="Standard" style:list-style-name="L1">
      <style:text-properties style:font-name="Calibri" fo:font-size="11pt" fo:font-weight="normal"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17" style:family="paragraph" style:parent-style-name="Standard" style:list-style-name="L2">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18" style:family="paragraph" style:parent-style-name="Standard" style:list-style-name="L4">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19" style:family="paragraph" style:parent-style-name="Standard" style:list-style-name="L5">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20" style:family="paragraph" style:parent-style-name="Standard" style:list-style-name="L2">
      <style:text-properties style:font-name="Calibri" fo:font-size="11pt" fo:font-weight="normal"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22" style:family="paragraph" style:parent-style-name="Standard" style:list-style-name="L4">
      <style:text-properties style:font-name="Calibri" fo:font-size="11pt" fo:font-weight="normal" style:font-size-asian="11pt" style:font-weight-asian="normal" style:font-size-complex="11pt" style:font-weight-complex="normal"/>
    </style:style>
    <style:style style:name="P23" style:family="paragraph" style:parent-style-name="Standard">
      <style:text-properties style:font-name="Calibri" fo:font-size="11pt" style:font-size-asian="11pt" style:font-size-complex="11pt"/>
    </style:style>
    <style:style style:name="P24" style:family="paragraph" style:parent-style-name="Standard">
      <style:paragraph-properties fo:text-align="center" style:justify-single-word="false"/>
      <style:text-properties style:font-name="Calibri" fo:font-size="11pt" style:font-size-asian="11pt" style:font-size-complex="11pt"/>
    </style:style>
    <style:style style:name="P25" style:family="paragraph" style:parent-style-name="Standard" style:list-style-name="L1">
      <style:paragraph-properties fo:margin-left="0.048cm" fo:margin-right="0cm" fo:text-align="justify" style:justify-single-word="false" fo:text-indent="2.886cm" style:auto-text-indent="false">
        <style:tab-stops/>
      </style:paragraph-properties>
      <style:text-properties style:font-name="Calibri" fo:font-size="11pt" fo:font-weight="normal" style:font-size-asian="11pt" style:font-weight-asian="normal" style:font-size-complex="11pt" style:font-weight-complex="normal"/>
    </style:style>
    <style:style style:name="P26" style:family="paragraph" style:parent-style-name="Standard" style:list-style-name="L3">
      <style:paragraph-properties fo:break-before="page"/>
      <style:text-properties style:font-name="Calibri" fo:font-size="11pt" fo:font-weight="bold" style:font-size-asian="11pt" style:font-weight-asian="bold" style:font-size-complex="11pt" style:font-weight-complex="bold"/>
    </style:style>
    <style:style style:name="P27" style:family="paragraph" style:parent-style-name="Standard" style:list-style-name="L5">
      <style:paragraph-properties fo:break-before="page"/>
      <style:text-properties style:font-name="Calibri"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º Série de Segurança Informática</text:p>
      <text:p text:style-name="P2"/>
      <text:p text:style-name="P1">1. Considere o contexto dos esquemas e primitivas criptográficas:</text:p>
      <text:p text:style-name="P1"><text:tab/>1.1.</text:p>
      <text:p text:style-name="P2"><text:span text:style-name="T1"><text:tab/>i. Defina o algoritmo de decifra para este modo de operação.</text:span><text:tab/><text:tab/> </text:p>
      <text:p text:style-name="P2"><draw:frame draw:style-name="fr2" draw:name="objectos gráficos1" text:anchor-type="paragraph" svg:width="7.781cm" svg:height="10.53cm" draw:z-index="5"><draw:image xlink:href="Pictures/2000000700001E6400002923F5DE5086.svm" xlink:type="simple" xlink:show="embed" xlink:actuate="onLoad"/></draw:frame></text:p>
      <text:list xml:id="list34534539" text:style-name="L1">
        <text:list-item>
          <text:list>
            <text:list-item>
              <text:list>
                <text:list-item>
                  <text:p text:style-name="P8">Compare este modo de operação com o modo CBC quanto a:</text:p>
                  <text:list>
                    <text:list-item>
                      <text:p text:style-name="P8">possibilidade de padrões no texto em claro serem evidentes no texto cifrado.</text:p>
                    </text:list-item>
                  </text:list>
                </text:list-item>
              </text:list>
            </text:list-item>
          </text:list>
        </text:list-item>
      </text:list>
      <text:p text:style-name="P5"><text:tab/><text:tab/>O modo de operação definido na alínea anterior irá transpôr padrões no texto em claro <text:s/>porque para cada bloco iguais (x1, x2) o resultado do or-exclusivo destes blocos com RV será sempre igual, abaixo está desmonstrado um exemplo que esta vulnarebilidade apresenta.</text:p>
      <text:p text:style-name="P3"><text:span text:style-name="T2"><draw:frame draw:style-name="fr1" draw:name="objectos gráficos2" text:anchor-type="as-char" svg:width="5.186cm" svg:height="5.715cm" draw:z-index="0"><draw:image xlink:href="http://upload.wikimedia.org/wikipedia/commons/5/56/Tux.jpg" xlink:type="simple" xlink:show="embed" xlink:actuate="onLoad"/></draw:frame></text:span><text:span text:style-name="T2"> <text:tab/></text:span><draw:frame draw:style-name="fr1" draw:name="objectos gráficos3" text:anchor-type="as-char" svg:width="5.186cm" svg:height="5.715cm" draw:z-index="1"><draw:image xlink:href="http://upload.wikimedia.org/wikipedia/commons/f/f0/Tux_ecb.jpg" xlink:type="simple" xlink:show="embed" xlink:actuate="onLoad"/></draw:frame> </text:p>
      <text:p text:style-name="P5"><text:tab/><text:tab/>Por outro lado, o modo de operação CBC (Cipher Block Chaining) descarta qualquer possibilidade de padrões no texto em claro porque o or-exclusivo é efeito entre o bloco anteriormente cifrado (ou RV caso seja o primeiro bloco) e o bloco da mensagem o que irá alterar os bytes do bloco original sendo desta forma muito improvável que blocos iguais tenham a mesma cifra. </text:p>
      <text:p text:style-name="P4"><text:soft-page-break/><text:tab/><text:tab/>Em seguida ilustramos a utilização do modo de operação CBC.</text:p>
      <text:p text:style-name="P4"><text:tab/><text:tab/></text:p>
      <text:p text:style-name="P3"><text:span text:style-name="T2"><draw:frame draw:style-name="fr1" draw:name="objectos gráficos4" text:anchor-type="as-char" svg:width="5.186cm" svg:height="5.715cm" draw:z-index="2"><draw:image xlink:href="http://upload.wikimedia.org/wikipedia/commons/5/56/Tux.jpg" xlink:type="simple" xlink:show="embed" xlink:actuate="onLoad"/></draw:frame></text:span><text:span text:style-name="T2"> <text:tab/></text:span><draw:frame draw:style-name="fr1" draw:name="objectos gráficos5" text:anchor-type="as-char" svg:width="5.186cm" svg:height="5.715cm" draw:z-index="3"><draw:image xlink:href="http://upload.wikimedia.org/wikipedia/commons/a/a0/Tux_secure.jpg" xlink:type="simple" xlink:show="embed" xlink:actuate="onLoad"/></draw:frame> </text:p>
      <text:list xml:id="list34621523" text:continue-numbering="true" text:style-name="L1">
        <text:list-item>
          <text:list>
            <text:list-item>
              <text:list>
                <text:list-item>
                  <text:list>
                    <text:list-item>
                      <text:p text:style-name="P8">Capacidade de paralelizar a cifra.</text:p>
                      <text:list>
                        <text:list-item>
                          <text:list>
                            <text:list-item>
                              <text:list>
                                <text:list-item>
                                  <text:list>
                                    <text:list-item>
                                      <text:list>
                                        <text:list-item>
                                          <text:list>
                                            <text:list-header>
                                              <text:p text:style-name="P25">O modo de operação definido na alínea i é paralelizável na cifra porque o RV é conhecido sendo desta forma possível cifrar parte da mensagem (por exemplo: a partir de x4), o mesmo não acontece no modo de operação CBC porque é necessário usar o bloco anteriormente cifrado pelo que obriga a cifrar toda a mensagem e não parte desta.</text:p>
                                            </text:list-header>
                                          </text:list>
                                        </text:list-item>
                                      </text:list>
                                    </text:list-item>
                                  </text:list>
                                </text:list-item>
                              </text:list>
                            </text:list-item>
                          </text:list>
                        </text:list-item>
                      </text:list>
                      <text:p text:style-name="P15"/>
                    </text:list-item>
                  </text:list>
                </text:list-item>
              </text:list>
            </text:list-item>
          </text:list>
        </text:list-item>
      </text:list>
      <text:list xml:id="list34520484" text:style-name="L4">
        <text:list-item>
          <text:list>
            <text:list-item>
              <text:p text:style-name="P12">Comente a seguinte frase, adaptada do livro Computer Security: ''Stream ciphers can process plain-text in chuncks that are smaller than the block size of the cipher algorithm"</text:p>
              <text:p text:style-name="P18">O modo de operação em stream tem a capacidade de efectuar uma operação de or-exclusivo a cada bloco da mensagem a “encriptar” pelo que o bloco “Key Stream” gera uma chave através de uma determinada primitiva (como por exemplo: RSA) cujo parâmetro respeita uma das operações CTR, OFB e CFB. </text:p>
              <text:p text:style-name="P18">Desta forma, cada chave, produzida pelo Modo Stream, deverá ter o mesmo tamanho que o bloco da mensagem a ser submetida pela operação or-exclusivo, acontece que este tamanho poderá não ser respeitado no último bloco, por isso, dever-se-á acrescentar o respectivo “padding” à mensagem para sinalizar o termino desta.</text:p>
            </text:list-item>
          </text:list>
        </text:list-item>
      </text:list>
      <text:p text:style-name="P4"><text:tab/></text:p>
      <text:list xml:id="list34617438" text:continue-numbering="true" text:style-name="L4">
        <text:list-item>
          <text:list>
            <text:list-item>
              <text:p text:style-name="P12">Porque razão a arquitectura dos esquemas assimétricos de cifra prevê a adição de aleatoriedade no texto em claro?</text:p>
              <text:p text:style-name="P22">A arquitectura dos esquemas assimétricos de cifra prevê a adição de bits aleatórios no texto em claro porque blocos da mensagem iguais terão cifras iguais sendo desta forma transposta padrões da mensagem original, tal como acontece no modo de operação EBC.</text:p>
            </text:list-item>
          </text:list>
        </text:list-item>
      </text:list>
      <text:p text:style-name="P2"/>
      <text:p text:style-name="P2"/>
      <text:list xml:id="list34534672" text:style-name="L5">
        <text:list-item>
          <text:p text:style-name="P27">Considere o contexto dos esquemas criptográficos e da Java Cryptography Architecture (JCA)</text:p>
          <text:p text:style-name="P13">2.1. A proteccão de um keystore é feita usando um esquema MAC. Descreva em detalhe esta utilização e o tipo de protecção obtido.</text:p>
        </text:list-item>
      </text:list>
      <text:p text:style-name="P5"><text:tab/><text:tab/>Cada <text:span text:style-name="T3">keystore</text:span> está protegido por uma palavra-chave que assegura de certa forma que quem acede a esta é apenas o dono do certificado. Desta forma, quando este (o utilizador em posse da palavra-chave) pretende obter o certificado deve facultar ao JCA a palavra-chave correcta e esta será validada através do esquema <text:span text:style-name="T3">Message Authentication Codes</text:span> que ao receber a palavra-chave aplica o algoritmo MAC com uma determinada chave (gerada no momento da adição do keystore) e se o resultado o novo MAC for igual ao MAC guardada nessa entrada o acesso ao certificado disponibilizado ao utilizador.</text:p>
      <text:p text:style-name="P4"/>
      <text:p text:style-name="P4"/>
      <text:p text:style-name="P6"><draw:frame draw:style-name="fr1" draw:name="objectos gráficos6" text:anchor-type="as-char" svg:width="14.677cm" svg:height="8.271cm" draw:z-index="4"><draw:image xlink:href="http://upload.wikimedia.org/wikipedia/commons/thumb/0/08/MAC.svg/661px-MAC.svg.png" xlink:type="simple" xlink:show="embed" xlink:actuate="onLoad"/></draw:frame> </text:p>
      <text:list xml:id="list34633575" text:continue-numbering="true" text:style-name="L5">
        <text:list-header>
          <text:p text:style-name="P13">2.2. O método doFinal da engine class Cipher pode ser chamado repetidamente. Após cada chamada, a instância volta ao estado em que ficou após a iniciação (método init). Assim sendo, qual a razão para a existência do método update?</text:p>
          <text:list>
            <text:list-header>
              <text:p text:style-name="P19">O método <text:span text:style-name="T3">doFinal</text:span> tem a capacidade de adicionar <text:span text:style-name="T3">padding</text:span> à mensagem sendo que o array de bytes facultado é interpretado como o último bloco da mensagem, desta forma, o método update aplica a primitiva ao bloco de bytes disponível por parâmetro ignorando o paradigma do padding. Desta forma é perceptível que após se concluir a cifra de uma mensagem (invocação ao método doFinal) qualquer submição de blocos serão lidos como uma nova mensagem até se invocar novamente o método doFinal.</text:p>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visP </meta:initial-creator>
    <meta:creation-date>2011-09-30T20:22:43</meta:creation-date>
    <dc:date>2011-10-15T14:50:47.50</dc:date>
    <meta:editing-duration>P1DT1H33M14S</meta:editing-duration>
    <meta:editing-cycles>17</meta:editing-cycles>
    <meta:generator>OpenOffice.org/3.3$Win32 OpenOffice.org_project/330m20$Build-9567</meta:generator>
    <meta:document-statistic meta:table-count="0" meta:image-count="6" meta:object-count="0" meta:page-count="3" meta:paragraph-count="26" meta:word-count="672" meta:character-count="4058"/>
  </office:meta>
</office:document-meta>
</file>